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sub>
                <mi>R</mi>
                <mi mathvariant="italic">LED</mi>
              </msub>
              <mo stretchy="false">=</mo>
              <mfrac>
                <mrow>
                  <msub>
                    <mi>V</mi>
                    <mi>r</mi>
                  </msub>
                </mrow>
                <mrow>
                  <mi>I</mi>
                </mrow>
              </mfrac>
            </mrow>
          </mrow>
        </mtd>
      </mtr>
      <mtr>
        <mtd>
          <mrow>
            <mrow>
              <msub>
                <mi>R</mi>
                <mi mathvariant="italic">LED</mi>
              </msub>
              <mo stretchy="false">=</mo>
              <mfrac>
                <mrow>
                  <mn>5</mn>
                  <mrow>
                    <mi>V</mi>
                    <mo stretchy="false">−</mo>
                    <mn>1.83</mn>
                  </mrow>
                  <mi>V</mi>
                </mrow>
                <mrow>
                  <mn>5</mn>
                  <mi mathvariant="italic">mA</mi>
                </mrow>
              </mfrac>
            </mrow>
          </mrow>
        </mtd>
      </mtr>
      <mtr>
        <mtd>
          <mrow>
            <mrow>
              <msub>
                <mi>R</mi>
                <mi mathvariant="italic">LED</mi>
              </msub>
              <mo stretchy="false">=</mo>
              <mfrac>
                <mrow>
                  <mn>3.17</mn>
                  <mi>V</mi>
                </mrow>
                <mrow>
                  <mn>5</mn>
                  <mi mathvariant="italic">mA</mi>
                </mrow>
              </mfrac>
            </mrow>
          </mrow>
        </mtd>
      </mtr>
      <mtr>
        <mtd>
          <mrow>
            <mrow>
              <msub>
                <mi>R</mi>
                <mi mathvariant="italic">LED</mi>
              </msub>
              <mo stretchy="false">=</mo>
              <mn>634</mn>
            </mrow>
            <mrow>
              <mo stretchy="false">Ω</mo>
              <mo stretchy="false">≡</mo>
              <mi mathvariant="italic">E24</mi>
            </mrow>
            <mn>620</mn>
            <mo stretchy="false">Ω</mo>
          </mrow>
        </mtd>
      </mtr>
    </mtable>
    <annotation encoding="StarMath 5.0">alignl  R_LED = {V_r} over {I}
newline 
alignl  R_LED = {5 V - 1.83 V} over {5 mA}
newline
alignl R_LED = {3.17 V} over {5 mA}
newline
alignl R_LED = 634 %OMEGA  equiv E24 620 %OMEGA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0-10-27T19:08:28.63</meta:creation-date>
    <meta:generator>OpenOffice/4.1.6$Win32 OpenOffice.org_project/416m1$Build-9790</meta:generator>
  </office:meta>
</office:document-meta>
</file>